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
    <style:font-face style:name="gotham" svg:font-family="gotham,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1" style:family="text">
      <style:text-properties style:text-line-through-style="solid" style:text-line-through-type="single"/>
    </style:style>
    <style:style style:name="T2" style:family="text">
      <style:text-properties officeooo:rsid="001f349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We can see that edges which are in similar locations and thus also in similar neighborhoods tend to share the evaluation score tendency. In clusters of streets which probably had problems with high amount of traffic, the close by streets share the rather low score.</text:span> </text:p>
      <text:p text:style-name="Standard"/>
      <text:p text:style-name="Standard">Some streets in the initial dataset had relatively low scores which could be explained by the supposed high traffic in the area. This rather low score has spread to close by initially unevaluated edges.<text:line-break/>Opposite effect can be seen in parks or locations with the proximity of large amount of natural objects. We can notice the entire area of park will achieve a very high score. <text:span text:style-name="T2">See Figure \ref[extremes] for examples of these extreme values.</text:span><text:line-break/>Locations at the edges of parks and regions with lots of large and frequently used streets seem to achieve mixture of these scores and end up as being neutral (scoring around 50). Similarly streets inside blocks of town areas without parks and without large highways or primary roads will get relatively neutral score. <text:span text:style-name="T2">See this relatively neutral edges on Figure \ref[neutral]. Note that there is still variability in the score depending on the subtle changes in their neighborhood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
    <style:font-face style:name="gotham" svg:font-family="gotham, helvetica, arial,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2T12:27:18.246016742</meta:creation-date>
    <dc:date>2017-07-12T12:55:03.443578937</dc:date>
    <meta:editing-duration>PT25M2S</meta:editing-duration>
    <meta:editing-cycles>4</meta:editing-cycles>
    <meta:generator>LibreOffice/5.1.6.2$Linux_X86_64 LibreOffice_project/10m0$Build-2</meta:generator>
    <meta:document-statistic meta:table-count="0" meta:image-count="0" meta:object-count="0" meta:page-count="1" meta:paragraph-count="2" meta:word-count="198" meta:character-count="1191" meta:non-whitespace-character-count="994"/>
  </office:meta>
</office:document-meta>
</file>